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bf32" officeooo:paragraph-rsid="0019bf32"/>
    </style:style>
    <style:style style:name="P2" style:family="paragraph" style:parent-style-name="Standard">
      <style:text-properties officeooo:rsid="001a408f" officeooo:paragraph-rsid="001a408f"/>
    </style:style>
    <style:style style:name="P3" style:family="paragraph" style:parent-style-name="Standard">
      <style:text-properties officeooo:rsid="001a5398" officeooo:paragraph-rsid="001d4377"/>
    </style:style>
    <style:style style:name="P4" style:family="paragraph" style:parent-style-name="Standard">
      <style:text-properties officeooo:rsid="001d4377" officeooo:paragraph-rsid="001d4377"/>
    </style:style>
    <style:style style:name="T1" style:family="text">
      <style:text-properties officeooo:rsid="001b576b"/>
    </style:style>
    <style:style style:name="T2" style:family="text">
      <style:text-properties officeooo:rsid="001dc35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s SAS-Modul wird benötigt, um das Schiff bei ungleichmässiger Beschleunigung gerade zu halten und auszurichten. Unter einem SAS(Stability Augmentation System) versteht man normalerweise ein System, welches verfügbares Drehmoment benutzt um Winkelgeschwindigkeit abzudämpfen und das Schiff soweit möglich in einer Ausrichtung behält, also wieder zur Ausgangslage zurückfindet. Das verwendete Modul ermöglicht es zusätzlich, das Schiff automatisch in eine gewünschte Richtung zu drehen.</text:p>
      <text:p text:style-name="P1"/>
      <text:p text:style-name="P2">Um die erste Funktion zu erfüllen, wurden drei PID-Regler verwendet, wobei jeder die Rotation um eine Achse dämpft. Die Drehmomente werden addiert und der resultierende Vektor, sollte die Magnitude eins überschreiten, normalisiert. Dabei wirkt der proportionale Faktor als direkte Dämpfung der Winkelgeschwindigkeit. <text:span text:style-name="T1">D</text:span>as Integral bringt die Ausrichtung wieder zurück in die Ausgangslage. <text:span text:style-name="T1">D</text:span>er differentiale Faktor verringert das Drehmoment, um eine Schwingung zu vermeiden. </text:p>
      <text:p text:style-name="P2"/>
      <text:p text:style-name="P3">Damit das SAS nun zusätzlich in eine bestimmte Ausrichtung steuern kann, ist der direkteste Ansatz, das Integral durch eine Distanz zur Zielausrichtung zu ersetzen. Um beim originalen PID-Regler zu bleiben, <text:span text:style-name="T1">werden im Spiel stattdessen zwei getrennte Reglergruppen verwendet. Die dämpfenden Regler funktionieren wie bisher lediglich ohne Einfluss des Integrals. Der neue Regler verfügt nur über einen proportionalen Teil. Er agiert auf einer Achse, die senkrecht auf aktueller Ausrichtung und Zielausrichtung steht. Darauf hat er die Aufgabe, den Winkel zwischen beiden Ausrichtungen zu minimieren und kann dafür auf dieser Achse Drehmoment ausüben. </text:span></text:p>
      <text:p text:style-name="P3"/>
      <text:p text:style-name="P4">Eine höhere Gewichtung des neuen Reglers ermöglicht eine schnellere Rotation zur Zielausrichtung, jedoch führt eine zu hohe Gewichtung zu einem instabilen Zustand. In der aktuellen Version des Spiels übt das SAS-Modul direkt Drehmoment auf das Schiff aus <text:span text:style-name="T2">und</text:span> erfüllt somit eine Hardware-Rolle. Deswegen bietet es Optionen um Ausrichtung oder Dämpfung und Ausrichtung auszuschalten und manuell, zum Beispiel vom Spieler, genutzt zu werden. </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2T16:42:38.163000000</meta:creation-date>
    <dc:date>2014-10-12T22:20:13.448000000</dc:date>
    <meta:editing-duration>PT5H29M49S</meta:editing-duration>
    <meta:editing-cycles>6</meta:editing-cycles>
    <meta:generator>LibreOffice/4.1.4.2$Windows_x86 LibreOffice_project/0a0440ccc0227ad9829de5f46be37cfb6edcf72</meta:generator>
    <meta:document-statistic meta:table-count="0" meta:image-count="0" meta:object-count="0" meta:page-count="1" meta:paragraph-count="4" meta:word-count="277" meta:character-count="2047" meta:non-whitespace-character-count="1771"/>
  </office:meta>
</office:document-meta>
</file>